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cristiane@pcensino22:~$ cat &gt; ola.ph</text:p>
      <text:p text:style-name="Standard">print "ola"</text:p>
      <text:p text:style-name="Standard">^C</text:p>
      <text:p text:style-name="Standard">pocristiane@pcensino22:~$ </text:p>
      <text:p text:style-name="Standard">pocristiane@pcensino22:~$ phyton ola.py</text:p>
      <text:p text:style-name="Standard">bash: phyton: command not found</text:p>
      <text:p text:style-name="Standard">pocristiane@pcensino22:~$ python ola.py</text:p>
      <text:p text:style-name="Standard">python: can't open file 'ola.py': [Errno 2] No such file or directory</text:p>
      <text:p text:style-name="Standard">pocristiane@pcensino22:~$ </text:p>
      <text:p text:style-name="Standard">pocristiane@pcensino22:~$ ola.py</text:p>
      <text:p text:style-name="Standard">bash: ola.py: command not found</text:p>
      <text:p text:style-name="Standard">pocristiane@pcensino22:~$ ca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pocristiane@pcensino22:~$ cat &gt; ola.py</text:p>
      <text:p text:style-name="Standard">print "ola"</text:p>
      <text:p text:style-name="Standard">^C</text:p>
      <text:p text:style-name="Standard">pocristiane@pcensino22:~$ python ola.py</text:p>
      <text:p text:style-name="Standard">ola</text:p>
      <text:p text:style-name="Standard">pocristiane@pcensino22:~$ cat &gt; ola.sh</text:p>
      <text:p text:style-name="Standard">echo "ola" ola</text:p>
      <text:p text:style-name="Standard">^C</text:p>
      <text:p text:style-name="Standard">pocristiane@pcensino22:~$ jed ola.sh</text:p>
      <text:p text:style-name="Standard">pocristiane@pcensino22:~$ ola.sh</text:p>
      <text:p text:style-name="Standard">bash: ola.sh: command not found</text:p>
      <text:p text:style-name="Standard">pocristiane@pcensino22:~$ .a\out</text:p>
      <text:p text:style-name="Standard">bash: .aout: command not found</text:p>
      <text:p text:style-name="Standard">pocristiane@pcensino22:~$ sh ola.sh</text:p>
      <text:p text:style-name="Standard">ola (hello)</text:p>
      <text:p text:style-name="Standard">pocristiane@pcensino22:~$ mkdir aula4</text:p>
      <text:p text:style-name="Standard"><text:soft-page-break/>pocristiane@pcensino22:~$ cd aula4</text:p>
      <text:p text:style-name="Standard">pocristiane@pcensino22:~/aula4$ wc $1 | awk '{print $1}'</text:p>
      <text:p text:style-name="Standard">^C</text:p>
      <text:p text:style-name="Standard">pocristiane@pcensino22:~/aula4$ </text:p>
      <text:p text:style-name="Standard">pocristiane@pcensino22:~/aula4$ echo $1</text:p>
      <text:p text:style-name="Standard"></text:p>
      <text:p text:style-name="Standard">pocristiane@pcensino22:~/aula4$ cat &gt; script.sh</text:p>
      <text:p text:style-name="Standard"># script para criar logo em f90</text:p>
      <text:p text:style-name="Standard"></text:p>
      <text:p text:style-name="Standard"># contar número de linhas do arq de entrada</text:p>
      <text:p text:style-name="Standard">n=$ (wc -l $1 | awk '{print $1}')</text:p>
      <text:p text:style-name="Standard">echo “número de linhas do arquivo é” $n ^C</text:p>
      <text:p text:style-name="Standard">pocristiane@pcensino22:~/aula4$ sh script.sh</text:p>
      <text:p text:style-name="Standard">script.sh: 4: script.sh: Syntax error: "(" unexpected</text:p>
      <text:p text:style-name="Standard">pocristiane@pcensino22:~/aula4$ jed script.sh</text:p>
      <text:p text:style-name="Standard">pocristiane@pcensino22:~/aula4$ sh script.sh</text:p>
      <text:p text:style-name="Standard">script.sh: 4: script.sh: Syntax error: "(" unexpected</text:p>
      <text:p text:style-name="Standard">pocristiane@pcensino22:~/aula4$ cat laco.sh &gt;&gt; print-logo.sh</text:p>
      <text:p text:style-name="Standard">cat: laco.sh: No such file or directory</text:p>
      <text:p text:style-name="Standard">pocristiane@pcensino22:~/aula4$ mv script.sh print-logo.sh</text:p>
      <text:p text:style-name="Standard">pocristiane@pcensino22:~/aula4$ cat &gt; laco </text:p>
      <text:p text:style-name="Standard">for i in `seq $1`</text:p>
      <text:p text:style-name="Standard">do</text:p>
      <text:p text:style-name="Standard">echo "print*, " <text:s text:c="2"/></text:p>
      <text:p text:style-name="Standard">done</text:p>
      <text:p text:style-name="Standard">^C</text:p>
      <text:p text:style-name="Standard">pocristiane@pcensino22:~/aula4$ mv laco laco.sh</text:p>
      <text:p text:style-name="Standard">pocristiane@pcensino22:~/aula4$ sh laco.sh</text:p>
      <text:p text:style-name="Standard">seq: missing operand</text:p>
      <text:p text:style-name="Standard">Try `seq --help' for more information.</text:p>
      <text:p text:style-name="Standard">pocristiane@pcensino22:~/aula4$ jed laco.sh</text:p>
      <text:p text:style-name="Standard">pocristiane@pcensino22:~/aula4$ cat laco.sh print-logo.sh</text:p>
      <text:p text:style-name="Standard">for i in `seq $1`</text:p>
      <text:p text:style-name="Standard">do</text:p>
      <text:p text:style-name="Standard">echo "print*,\ "" &gt;&gt; p1</text:p>
      <text:p text:style-name="Standard">done# script para criar logo em f90</text:p>
      <text:p text:style-name="Standard"></text:p>
      <text:p text:style-name="Standard"># contar número de linhas do arq de entrada</text:p>
      <text:p text:style-name="Standard">n=$ (wc -l $1 | awk '{print $1}')</text:p>
      <text:p text:style-name="Standard">echo "o numero de linhas do arquivo é" $1</text:p>
      <text:p text:style-name="Standard">pocristiane@pcensino22:~/aula4$ jed laco.sh</text:p>
      <text:p text:style-name="Standard">pocristiane@pcensino22:~/aula4$ jed print-logo.sh</text:p>
      <text:p text:style-name="Standard">pocristiane@pcensino22:~/aula4$ cat &gt;&gt; laco.sh print-logo.sh</text:p>
      <text:p text:style-name="Standard">pocristiane@pcensino22:~/aula4$ jed laco.sh</text:p>
      <text:p text:style-name="Standard">pocristiane@pcensino22:~/aula4$ jed laco.sh</text:p>
      <text:p text:style-name="Standard">pocristiane@pcensino22:~/aula4$ sh laco.sh</text:p>
      <text:p text:style-name="Standard">laco.sh: 4: laco.sh: Syntax error: "(" unexpected</text:p>
      <text:p text:style-name="Standard">pocristiane@pcensino22:~/aula4$ jed laco.sh</text:p>
      <text:p text:style-name="Standard">pocristiane@pcensino22:~/aula4$ sh laco.sh</text:p>
      <text:p text:style-name="Standard"><text:soft-page-break/>laco.sh: 4: laco.sh: Syntax error: "(" unexpected</text:p>
      <text:p text:style-name="Standard">pocristiane@pcensino22:~/aula4$ mv laco.sh print-logo.sh</text:p>
      <text:p text:style-name="Standard">pocristiane@pcensino22:~/aula4$ jed print-logo.sh</text:p>
      <text:p text:style-name="Standard">pocristiane@pcensino22:~/aula4$ </text:p>
      <text:p text:style-name="Standard"/>
      <text:p text:style-name="Standard">wolf.f90:7.7:</text:p>
      <text:p text:style-name="Standard"></text:p>
      <text:p text:style-name="Standard">print*,\ <text:s/>@@@@@@@@@@' <text:s text:c="36"/>`@@@@@@@@@@@@ ")</text:p>
      <text:p text:style-name="Standard"><text:s text:c="7"/>1</text:p>
      <text:p text:style-name="Standard">Error: Expected expression in PRINT statement at (1)</text:p>
      <text:p text:style-name="Standard">wolf.f90:8.7:</text:p>
      <text:p text:style-name="Standard"></text:p>
      <text:p text:style-name="Standard">print*,\ <text:s/>@@@@@@@@@' <text:s text:c="38"/>`@@@@@@@@@@@ ")</text:p>
      <text:p text:style-name="Standard"><text:s text:c="7"/>1</text:p>
      <text:p text:style-name="Standard">Error: Expected expression in PRINT statement at (1)</text:p>
      <text:p text:style-name="Standard">wolf.f90:9.7:</text:p>
      <text:p text:style-name="Standard"></text:p>
      <text:p text:style-name="Standard">print*,\ <text:s/>@@@@@@@@@ <text:s text:c="40"/>@@@@@@@@@@@ ")</text:p>
      <text:p text:style-name="Standard"><text:s text:c="7"/>1</text:p>
      <text:p text:style-name="Standard">Error: Expected expression in PRINT statement at (1)</text:p>
      <text:p text:style-name="Standard">wolf.f90:10.7:</text:p>
      <text:p text:style-name="Standard"></text:p>
      <text:p text:style-name="Standard">print*,\ <text:s/>@@@@@@@@' <text:s text:c="21"/>n, <text:s text:c="16"/>`@@@@@@@@@@ ")</text:p>
      <text:p text:style-name="Standard"><text:s text:c="7"/>1</text:p>
      <text:p text:style-name="Standard">Error: Expected expression in PRINT statement at (1)</text:p>
      <text:p text:style-name="Standard">wolf.f90:11.7:</text:p>
      <text:p text:style-name="Standard"></text:p>
      <text:p text:style-name="Standard">print*,\ <text:s/>@@@@@@@@ <text:s text:c="20"/>_/ | _ <text:s text:c="15"/>@@@@@@@@@@ ")</text:p>
      <text:p text:style-name="Standard"><text:s text:c="7"/>1</text:p>
      <text:p text:style-name="Standard">Error: Expected expression in PRINT statement at (1)</text:p>
      <text:p text:style-name="Standard">wolf.f90:12.7:</text:p>
      <text:p text:style-name="Standard"></text:p>
      <text:p text:style-name="Standard">print*,\ <text:s/>@@@@@@@@ <text:s text:c="19"/>/' <text:s/>`'/ <text:s text:c="15"/>@@@@@@@@@@ ")</text:p>
      <text:p text:style-name="Standard"><text:s text:c="7"/>1</text:p>
      <text:p text:style-name="Standard">Error: Expected expression in PRINT statement at (1)</text:p>
      <text:p text:style-name="Standard">wolf.f90:13.7:</text:p>
      <text:p text:style-name="Standard"></text:p>
      <text:p text:style-name="Standard">print*,\ <text:s/>@@@@@@@@a <text:s text:c="16"/>&lt;~ <text:s text:c="3"/>.' <text:s text:c="15"/>a@@@@@@@@@@ ")</text:p>
      <text:p text:style-name="Standard"><text:s text:c="7"/>1</text:p>
      <text:p text:style-name="Standard">Error: Expected expression in PRINT statement at (1)</text:p>
      <text:p text:style-name="Standard">wolf.f90:14.7:</text:p>
      <text:p text:style-name="Standard"></text:p>
      <text:p text:style-name="Standard">print*,\ <text:s/>@@@@@@@@@ <text:s text:c="16"/>.' <text:s text:c="3"/>| <text:s text:c="16"/>@@@@@@@@@@@ ")</text:p>
      <text:p text:style-name="Standard"><text:s text:c="7"/>1</text:p>
      <text:p text:style-name="Standard">Error: Expected expression in PRINT statement at (1)</text:p>
      <text:p text:style-name="Standard">wolf.f90:15.7:</text:p>
      <text:p text:style-name="Standard"></text:p>
      <text:p text:style-name="Standard">print*,\ <text:s/>@@@@@@@@@a <text:s text:c="13"/>_/ <text:s text:c="5"/>| <text:s text:c="15"/>a@@@@@@@@@@@ ")</text:p>
      <text:p text:style-name="Standard"><text:s text:c="7"/>1</text:p>
      <text:p text:style-name="Standard"><text:soft-page-break/>Error: Expected expression in PRINT statement at (1)</text:p>
      <text:p text:style-name="Standard">wolf.f90:16.7:</text:p>
      <text:p text:style-name="Standard"></text:p>
      <text:p text:style-name="Standard">print*,\ <text:s/>@@@@@@@@@@a <text:s text:c="10"/>_/ <text:s text:c="5"/>`.`. <text:s text:c="13"/>a@@@@@@@@@@@@ ")</text:p>
      <text:p text:style-name="Standard"><text:s text:c="7"/>1</text:p>
      <text:p text:style-name="Standard">Error: Expected expression in PRINT statement at (1)</text:p>
      <text:p text:style-name="Standard">wolf.f90:17.7:</text:p>
      <text:p text:style-name="Standard"></text:p>
      <text:p text:style-name="Standard">print*,\ <text:s/>@@@@@@@@@@@a <text:s text:c="4"/>____/ ' <text:s text:c="2"/>\__ | |______ <text:s text:c="6"/>a@@@@@@@@@@@@@ ")</text:p>
      <text:p text:style-name="Standard"><text:s text:c="7"/>1</text:p>
      <text:p text:style-name="Standard">Error: Expected expression in PRINT statement at (1)</text:p>
      <text:p text:style-name="Standard">wolf.f90:18.7:</text:p>
      <text:p text:style-name="Standard"></text:p>
      <text:p text:style-name="Standard">print*,\ <text:s/>@@@@@@@@@@@@@a__/___/ <text:s text:c="5"/>/__\ \ \ <text:s text:c="4"/>\___.a@@@@@@@@@@@@@@@ ")</text:p>
      <text:p text:style-name="Standard"><text:s text:c="7"/>1</text:p>
      <text:p text:style-name="Standard">Error: Expected expression in PRINT statement at (1)</text:p>
      <text:p text:style-name="Standard">wolf.f90:19.7:</text:p>
      <text:p text:style-name="Standard"></text:p>
      <text:p text:style-name="Standard">print*,\ <text:s/>@@@@@@@@@@@@@/ <text:s/>(___.'\_______)\_|_| <text:s text:c="7"/>\@@@@@@@@@@@@@@@@ ")</text:p>
      <text:p text:style-name="Standard"><text:s text:c="7"/>1</text:p>
      <text:p text:style-name="Standard">Error: Expected expression in PRINT statement at (1)</text:p>
      <text:p text:style-name="Standard">wolf.f90:20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1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2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3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4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5.7:</text:p>
      <text:p text:style-name="Standard"></text:p>
      <text:p text:style-name="Standard"><text:soft-page-break/>print*,\ <text:s text:c="2"/>")</text:p>
      <text:p text:style-name="Standard"><text:s text:c="7"/>1</text:p>
      <text:p text:style-name="Standard">Error: Expected expression in PRINT statement at (1)</text:p>
      <text:p text:style-name="Standard">Fatal Error: Error count reached limit of 25.</text:p>
      <text:p text:style-name="Standard">pocristiane@pcensino22:~/aula4$ jed wolf</text:p>
      <text:p text:style-name="Standard">pocristiane@pcensino22:~/aula4$ jed wolf.f90</text:p>
      <text:p text:style-name="Standard">pocristiane@pcensino22:~/aula4$ sh print-logo.sh wolf</text:p>
      <text:p text:style-name="Standard">pocristiane@pcensino22:~/aula4$ gfortan wolf.f90</text:p>
      <text:p text:style-name="Standard">bash: gfortan: command not found</text:p>
      <text:p text:style-name="Standard">pocristiane@pcensino22:~/aula4$ gfortran wolf.f90</text:p>
      <text:p text:style-name="Standard">wolf.f90:1.7:</text:p>
      <text:p text:style-name="Standard"></text:p>
      <text:p text:style-name="Standard">print*,\ <text:s/>@@@@@@@@@@@@@@@@@@@@@@@@@@@@@@@@@@@@@@@@@@@@@@@@@@@@@@@@@@@@@ ")</text:p>
      <text:p text:style-name="Standard"><text:s text:c="7"/>1</text:p>
      <text:p text:style-name="Standard">Error: Expected expression in PRINT statement at (1)</text:p>
      <text:p text:style-name="Standard">wolf.f90:2.7:</text:p>
      <text:p text:style-name="Standard"></text:p>
      <text:p text:style-name="Standard">print*,\ <text:s/>@@@@@@@@@@@@@@@@@@@@@@@'~~~ <text:s text:c="4"/>~~~`@@@@@@@@@@@@@@@@@@@@@@@@@ ")</text:p>
      <text:p text:style-name="Standard"><text:s text:c="7"/>1</text:p>
      <text:p text:style-name="Standard">Error: Expected expression in PRINT statement at (1)</text:p>
      <text:p text:style-name="Standard">wolf.f90:3.7:</text:p>
      <text:p text:style-name="Standard"></text:p>
      <text:p text:style-name="Standard">print*,\ <text:s/>@@@@@@@@@@@@@@@@@@' <text:s text:c="20"/>`@@@@@@@@@@@@@@@@@@@@ ")</text:p>
      <text:p text:style-name="Standard"><text:s text:c="7"/>1</text:p>
      <text:p text:style-name="Standard">Error: Expected expression in PRINT statement at (1)</text:p>
      <text:p text:style-name="Standard">wolf.f90:4.7:</text:p>
      <text:p text:style-name="Standard"></text:p>
      <text:p text:style-name="Standard">print*,\ <text:s/>@@@@@@@@@@@@@@@' <text:s text:c="26"/>`@@@@@@@@@@@@@@@@@ ")</text:p>
      <text:p text:style-name="Standard"><text:s text:c="7"/>1</text:p>
      <text:p text:style-name="Standard">Error: Expected expression in PRINT statement at (1)</text:p>
      <text:p text:style-name="Standard">wolf.f90:5.7:</text:p>
      <text:p text:style-name="Standard"></text:p>
      <text:p text:style-name="Standard">print*,\ <text:s/>@@@@@@@@@@@@@' <text:s text:c="30"/>`@@@@@@@@@@@@@@@ ")</text:p>
      <text:p text:style-name="Standard"><text:s text:c="7"/>1</text:p>
      <text:p text:style-name="Standard">Error: Expected expression in PRINT statement at (1)</text:p>
      <text:p text:style-name="Standard">wolf.f90:6.7:</text:p>
      <text:p text:style-name="Standard"></text:p>
      <text:p text:style-name="Standard">print*,\ <text:s/>@@@@@@@@@@@' <text:s text:c="34"/>`@@@@@@@@@@@@@ ")</text:p>
      <text:p text:style-name="Standard"><text:s text:c="7"/>1</text:p>
      <text:p text:style-name="Standard">Error: Expected expression in PRINT statement at (1)</text:p>
      <text:p text:style-name="Standard">wolf.f90:7.7:</text:p>
      <text:p text:style-name="Standard"></text:p>
      <text:p text:style-name="Standard">print*,\ <text:s/>@@@@@@@@@@' <text:s text:c="36"/>`@@@@@@@@@@@@ ")</text:p>
      <text:p text:style-name="Standard"><text:s text:c="7"/>1</text:p>
      <text:p text:style-name="Standard">Error: Expected expression in PRINT statement at (1)</text:p>
      <text:p text:style-name="Standard"><text:soft-page-break/>wolf.f90:8.7:</text:p>
      <text:p text:style-name="Standard"></text:p>
      <text:p text:style-name="Standard">print*,\ <text:s/>@@@@@@@@@' <text:s text:c="38"/>`@@@@@@@@@@@ ")</text:p>
      <text:p text:style-name="Standard"><text:s text:c="7"/>1</text:p>
      <text:p text:style-name="Standard">Error: Expected expression in PRINT statement at (1)</text:p>
      <text:p text:style-name="Standard">wolf.f90:9.7:</text:p>
      <text:p text:style-name="Standard"></text:p>
      <text:p text:style-name="Standard">print*,\ <text:s/>@@@@@@@@@ <text:s text:c="40"/>@@@@@@@@@@@ ")</text:p>
      <text:p text:style-name="Standard"><text:s text:c="7"/>1</text:p>
      <text:p text:style-name="Standard">Error: Expected expression in PRINT statement at (1)</text:p>
      <text:p text:style-name="Standard">wolf.f90:10.7:</text:p>
      <text:p text:style-name="Standard"></text:p>
      <text:p text:style-name="Standard">print*,\ <text:s/>@@@@@@@@' <text:s text:c="21"/>n, <text:s text:c="16"/>`@@@@@@@@@@ ")</text:p>
      <text:p text:style-name="Standard"><text:s text:c="7"/>1</text:p>
      <text:p text:style-name="Standard">Error: Expected expression in PRINT statement at (1)</text:p>
      <text:p text:style-name="Standard">wolf.f90:11.7:</text:p>
      <text:p text:style-name="Standard"></text:p>
      <text:p text:style-name="Standard">print*,\ <text:s/>@@@@@@@@ <text:s text:c="20"/>_/ | _ <text:s text:c="15"/>@@@@@@@@@@ ")</text:p>
      <text:p text:style-name="Standard"><text:s text:c="7"/>1</text:p>
      <text:p text:style-name="Standard">Error: Expected expression in PRINT statement at (1)</text:p>
      <text:p text:style-name="Standard">wolf.f90:12.7:</text:p>
      <text:p text:style-name="Standard"></text:p>
      <text:p text:style-name="Standard">print*,\ <text:s/>@@@@@@@@ <text:s text:c="19"/>/' <text:s/>`'/ <text:s text:c="15"/>@@@@@@@@@@ ")</text:p>
      <text:p text:style-name="Standard"><text:s text:c="7"/>1</text:p>
      <text:p text:style-name="Standard">Error: Expected expression in PRINT statement at (1)</text:p>
      <text:p text:style-name="Standard">wolf.f90:13.7:</text:p>
      <text:p text:style-name="Standard"></text:p>
      <text:p text:style-name="Standard">print*,\ <text:s/>@@@@@@@@a <text:s text:c="16"/>&lt;~ <text:s text:c="3"/>.' <text:s text:c="15"/>a@@@@@@@@@@ ")</text:p>
      <text:p text:style-name="Standard"><text:s text:c="7"/>1</text:p>
      <text:p text:style-name="Standard">Error: Expected expression in PRINT statement at (1)</text:p>
      <text:p text:style-name="Standard">wolf.f90:14.7:</text:p>
      <text:p text:style-name="Standard"></text:p>
      <text:p text:style-name="Standard">print*,\ <text:s/>@@@@@@@@@ <text:s text:c="16"/>.' <text:s text:c="3"/>| <text:s text:c="16"/>@@@@@@@@@@@ ")</text:p>
      <text:p text:style-name="Standard"><text:s text:c="7"/>1</text:p>
      <text:p text:style-name="Standard">Error: Expected expression in PRINT statement at (1)</text:p>
      <text:p text:style-name="Standard">wolf.f90:15.7:</text:p>
      <text:p text:style-name="Standard"></text:p>
      <text:p text:style-name="Standard">print*,\ <text:s/>@@@@@@@@@a <text:s text:c="13"/>_/ <text:s text:c="5"/>| <text:s text:c="15"/>a@@@@@@@@@@@ ")</text:p>
      <text:p text:style-name="Standard"><text:s text:c="7"/>1</text:p>
      <text:p text:style-name="Standard">Error: Expected expression in PRINT statement at (1)</text:p>
      <text:p text:style-name="Standard">wolf.f90:16.7:</text:p>
      <text:p text:style-name="Standard"></text:p>
      <text:p text:style-name="Standard">print*,\ <text:s/>@@@@@@@@@@a <text:s text:c="10"/>_/ <text:s text:c="5"/>`.`. <text:s text:c="13"/>a@@@@@@@@@@@@ ")</text:p>
      <text:p text:style-name="Standard"><text:s text:c="7"/>1</text:p>
      <text:p text:style-name="Standard">Error: Expected expression in PRINT statement at (1)</text:p>
      <text:p text:style-name="Standard">wolf.f90:17.7:</text:p>
      <text:p text:style-name="Standard"></text:p>
      <text:p text:style-name="Standard">print*,\ <text:s/>@@@@@@@@@@@a <text:s text:c="4"/>____/ ' <text:s text:c="2"/>\__ | |______ <text:s text:c="6"/>a@@@@@@@@@@@@@ ")</text:p>
      <text:p text:style-name="Standard"><text:s text:c="7"/>1</text:p>
      <text:p text:style-name="Standard"><text:soft-page-break/>Error: Expected expression in PRINT statement at (1)</text:p>
      <text:p text:style-name="Standard">wolf.f90:18.7:</text:p>
      <text:p text:style-name="Standard"></text:p>
      <text:p text:style-name="Standard">print*,\ <text:s/>@@@@@@@@@@@@@a__/___/ <text:s text:c="5"/>/__\ \ \ <text:s text:c="4"/>\___.a@@@@@@@@@@@@@@@ ")</text:p>
      <text:p text:style-name="Standard"><text:s text:c="7"/>1</text:p>
      <text:p text:style-name="Standard">Error: Expected expression in PRINT statement at (1)</text:p>
      <text:p text:style-name="Standard">wolf.f90:19.7:</text:p>
      <text:p text:style-name="Standard"></text:p>
      <text:p text:style-name="Standard">print*,\ <text:s/>@@@@@@@@@@@@@/ <text:s/>(___.'\_______)\_|_| <text:s text:c="7"/>\@@@@@@@@@@@@@@@@ ")</text:p>
      <text:p text:style-name="Standard"><text:s text:c="7"/>1</text:p>
      <text:p text:style-name="Standard">Error: Expected expression in PRINT statement at (1)</text:p>
      <text:p text:style-name="Standard">wolf.f90:20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1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2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3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4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5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Fatal Error: Error count reached limit of 25.</text:p>
      <text:p text:style-name="Standard">pocristiane@pcensino22:~/aula4$ jed wolf.f90</text:p>
      <text:p text:style-name="Standard">pocristiane@pcensino22:~/aula4$ jed print-logo.sh</text:p>
      <text:p text:style-name="Standard">pocristiane@pcensino22:~/aula4$ sh print-logo.sh wolf</text:p>
      <text:p text:style-name="Standard">pocristiane@pcensino22:~/aula4$ gfortran wolf.f90</text:p>
      <text:p text:style-name="Standard">wolf.f90:1.7:</text:p>
      <text:p text:style-name="Standard"></text:p>
      <text:p text:style-name="Standard"><text:soft-page-break/>print*,\ <text:s/>@@@@@@@@@@@@@@@@@@@@@@@@@@@@@@@@@@@@@@@@@@@@@@@@@@@@@@@@@@@@@ ")</text:p>
      <text:p text:style-name="Standard"><text:s text:c="7"/>1</text:p>
      <text:p text:style-name="Standard">Error: Expected expression in PRINT statement at (1)</text:p>
      <text:p text:style-name="Standard">wolf.f90:2.7:</text:p>
      <text:p text:style-name="Standard"></text:p>
      <text:p text:style-name="Standard">print*,\ <text:s/>@@@@@@@@@@@@@@@@@@@@@@@'~~~ <text:s text:c="4"/>~~~`@@@@@@@@@@@@@@@@@@@@@@@@@ ")</text:p>
      <text:p text:style-name="Standard"><text:s text:c="7"/>1</text:p>
      <text:p text:style-name="Standard">Error: Expected expression in PRINT statement at (1)</text:p>
      <text:p text:style-name="Standard">wolf.f90:3.7:</text:p>
      <text:p text:style-name="Standard"></text:p>
      <text:p text:style-name="Standard">print*,\ <text:s/>@@@@@@@@@@@@@@@@@@' <text:s text:c="20"/>`@@@@@@@@@@@@@@@@@@@@ ")</text:p>
      <text:p text:style-name="Standard"><text:s text:c="7"/>1</text:p>
      <text:p text:style-name="Standard">Error: Expected expression in PRINT statement at (1)</text:p>
      <text:p text:style-name="Standard">wolf.f90:4.7:</text:p>
      <text:p text:style-name="Standard"></text:p>
      <text:p text:style-name="Standard">print*,\ <text:s/>@@@@@@@@@@@@@@@' <text:s text:c="26"/>`@@@@@@@@@@@@@@@@@ ")</text:p>
      <text:p text:style-name="Standard"><text:s text:c="7"/>1</text:p>
      <text:p text:style-name="Standard">Error: Expected expression in PRINT statement at (1)</text:p>
      <text:p text:style-name="Standard">wolf.f90:5.7:</text:p>
      <text:p text:style-name="Standard"></text:p>
      <text:p text:style-name="Standard">print*,\ <text:s/>@@@@@@@@@@@@@' <text:s text:c="30"/>`@@@@@@@@@@@@@@@ ")</text:p>
      <text:p text:style-name="Standard"><text:s text:c="7"/>1</text:p>
      <text:p text:style-name="Standard">Error: Expected expression in PRINT statement at (1)</text:p>
      <text:p text:style-name="Standard">wolf.f90:6.7:</text:p>
      <text:p text:style-name="Standard"></text:p>
      <text:p text:style-name="Standard">print*,\ <text:s/>@@@@@@@@@@@' <text:s text:c="34"/>`@@@@@@@@@@@@@ ")</text:p>
      <text:p text:style-name="Standard"><text:s text:c="7"/>1</text:p>
      <text:p text:style-name="Standard">Error: Expected expression in PRINT statement at (1)</text:p>
      <text:p text:style-name="Standard">wolf.f90:7.7:</text:p>
      <text:p text:style-name="Standard"></text:p>
      <text:p text:style-name="Standard">print*,\ <text:s/>@@@@@@@@@@' <text:s text:c="36"/>`@@@@@@@@@@@@ ")</text:p>
      <text:p text:style-name="Standard"><text:s text:c="7"/>1</text:p>
      <text:p text:style-name="Standard">Error: Expected expression in PRINT statement at (1)</text:p>
      <text:p text:style-name="Standard">wolf.f90:8.7:</text:p>
      <text:p text:style-name="Standard"></text:p>
      <text:p text:style-name="Standard">print*,\ <text:s/>@@@@@@@@@' <text:s text:c="38"/>`@@@@@@@@@@@ ")</text:p>
      <text:p text:style-name="Standard"><text:s text:c="7"/>1</text:p>
      <text:p text:style-name="Standard">Error: Expected expression in PRINT statement at (1)</text:p>
      <text:p text:style-name="Standard">wolf.f90:9.7:</text:p>
      <text:p text:style-name="Standard"></text:p>
      <text:p text:style-name="Standard">print*,\ <text:s/>@@@@@@@@@ <text:s text:c="40"/>@@@@@@@@@@@ ")</text:p>
      <text:p text:style-name="Standard"><text:s text:c="7"/>1</text:p>
      <text:p text:style-name="Standard">Error: Expected expression in PRINT statement at (1)</text:p>
      <text:p text:style-name="Standard">wolf.f90:10.7:</text:p>
      <text:p text:style-name="Standard"></text:p>
      <text:p text:style-name="Standard"><text:soft-page-break/>print*,\ <text:s/>@@@@@@@@' <text:s text:c="21"/>n, <text:s text:c="16"/>`@@@@@@@@@@ ")</text:p>
      <text:p text:style-name="Standard"><text:s text:c="7"/>1</text:p>
      <text:p text:style-name="Standard">Error: Expected expression in PRINT statement at (1)</text:p>
      <text:p text:style-name="Standard">wolf.f90:11.7:</text:p>
      <text:p text:style-name="Standard"></text:p>
      <text:p text:style-name="Standard">print*,\ <text:s/>@@@@@@@@ <text:s text:c="20"/>_/ | _ <text:s text:c="15"/>@@@@@@@@@@ ")</text:p>
      <text:p text:style-name="Standard"><text:s text:c="7"/>1</text:p>
      <text:p text:style-name="Standard">Error: Expected expression in PRINT statement at (1)</text:p>
      <text:p text:style-name="Standard">wolf.f90:12.7:</text:p>
      <text:p text:style-name="Standard"></text:p>
      <text:p text:style-name="Standard">print*,\ <text:s/>@@@@@@@@ <text:s text:c="19"/>/' <text:s/>`'/ <text:s text:c="15"/>@@@@@@@@@@ ")</text:p>
      <text:p text:style-name="Standard"><text:s text:c="7"/>1</text:p>
      <text:p text:style-name="Standard">Error: Expected expression in PRINT statement at (1)</text:p>
      <text:p text:style-name="Standard">wolf.f90:13.7:</text:p>
      <text:p text:style-name="Standard"></text:p>
      <text:p text:style-name="Standard">print*,\ <text:s/>@@@@@@@@a <text:s text:c="16"/>&lt;~ <text:s text:c="3"/>.' <text:s text:c="15"/>a@@@@@@@@@@ ")</text:p>
      <text:p text:style-name="Standard"><text:s text:c="7"/>1</text:p>
      <text:p text:style-name="Standard">Error: Expected expression in PRINT statement at (1)</text:p>
      <text:p text:style-name="Standard">wolf.f90:14.7:</text:p>
      <text:p text:style-name="Standard"></text:p>
      <text:p text:style-name="Standard">print*,\ <text:s/>@@@@@@@@@ <text:s text:c="16"/>.' <text:s text:c="3"/>| <text:s text:c="16"/>@@@@@@@@@@@ ")</text:p>
      <text:p text:style-name="Standard"><text:s text:c="7"/>1</text:p>
      <text:p text:style-name="Standard">Error: Expected expression in PRINT statement at (1)</text:p>
      <text:p text:style-name="Standard">wolf.f90:15.7:</text:p>
      <text:p text:style-name="Standard"></text:p>
      <text:p text:style-name="Standard">print*,\ <text:s/>@@@@@@@@@a <text:s text:c="13"/>_/ <text:s text:c="5"/>| <text:s text:c="15"/>a@@@@@@@@@@@ ")</text:p>
      <text:p text:style-name="Standard"><text:s text:c="7"/>1</text:p>
      <text:p text:style-name="Standard">Error: Expected expression in PRINT statement at (1)</text:p>
      <text:p text:style-name="Standard">wolf.f90:16.7:</text:p>
      <text:p text:style-name="Standard"></text:p>
      <text:p text:style-name="Standard">print*,\ <text:s/>@@@@@@@@@@a <text:s text:c="10"/>_/ <text:s text:c="5"/>`.`. <text:s text:c="13"/>a@@@@@@@@@@@@ ")</text:p>
      <text:p text:style-name="Standard"><text:s text:c="7"/>1</text:p>
      <text:p text:style-name="Standard">Error: Expected expression in PRINT statement at (1)</text:p>
      <text:p text:style-name="Standard">wolf.f90:17.7:</text:p>
      <text:p text:style-name="Standard"></text:p>
      <text:p text:style-name="Standard">print*,\ <text:s/>@@@@@@@@@@@a <text:s text:c="4"/>____/ ' <text:s text:c="2"/>\__ | |______ <text:s text:c="6"/>a@@@@@@@@@@@@@ ")</text:p>
      <text:p text:style-name="Standard"><text:s text:c="7"/>1</text:p>
      <text:p text:style-name="Standard">Error: Expected expression in PRINT statement at (1)</text:p>
      <text:p text:style-name="Standard">wolf.f90:18.7:</text:p>
      <text:p text:style-name="Standard"></text:p>
      <text:p text:style-name="Standard">print*,\ <text:s/>@@@@@@@@@@@@@a__/___/ <text:s text:c="5"/>/__\ \ \ <text:s text:c="4"/>\___.a@@@@@@@@@@@@@@@ ")</text:p>
      <text:p text:style-name="Standard"><text:s text:c="7"/>1</text:p>
      <text:p text:style-name="Standard">Error: Expected expression in PRINT statement at (1)</text:p>
      <text:p text:style-name="Standard">wolf.f90:19.7:</text:p>
      <text:p text:style-name="Standard"></text:p>
      <text:p text:style-name="Standard">print*,\ <text:s/>@@@@@@@@@@@@@/ <text:s/>(___.'\_______)\_|_| <text:s text:c="7"/>\@@@@@@@@@@@@@@@@ ")</text:p>
      <text:p text:style-name="Standard"><text:s text:c="7"/>1</text:p>
      <text:p text:style-name="Standard">Error: Expected expression in PRINT statement at (1)</text:p>
      <text:p text:style-name="Standard"><text:soft-page-break/>wolf.f90:20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1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2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3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4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wolf.f90:25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Fatal Error: Error count reached limit of 25.</text:p>
      <text:p text:style-name="Standard">pocristiane@pcensino22:~/aula4$ jed wolf.f90</text:p>
      <text:p text:style-name="Standard">pocristiane@pcensino22:~/aula4$ cat &gt; cobra</text:p>
      <text:p text:style-name="Standard"><text:s text:c="30"/>(_)(_)</text:p>
      <text:p text:style-name="Standard"><text:s text:c="29"/>/ <text:s text:c="4"/>\</text:p>
      <text:p text:style-name="Standard"><text:s text:c="28"/>/ <text:s text:c="6"/>|</text:p>
      <text:p text:style-name="Standard"><text:s text:c="27"/>/ <text:s text:c="2"/>\ <text:s/>* |</text:p>
      <text:p text:style-name="Standard"><text:s text:c="13"/>________ <text:s text:c="4"/>/ <text:s text:c="3"/>/\__/</text:p>
      <text:p text:style-name="Standard"><text:s text:c="5"/>_ <text:s text:c="5"/>/ <text:s text:c="7"/>\ <text:s text:c="2"/>/ <text:s text:c="3"/>/</text:p>
      <text:p text:style-name="Standard"><text:s text:c="4"/>/ \ <text:s text:c="3"/>/ <text:s/>____ <text:s text:c="3"/>\_/ <text:s text:c="3"/>/</text:p>
      <text:p text:style-name="Standard"><text:s text:c="3"/>//\ \ <text:s/>/ <text:s/>/ <text:s text:c="3"/>\ <text:s text:c="8"/>/</text:p>
      <text:p text:style-name="Standard"><text:s text:c="3"/>V <text:s/>\ \/ <text:s/>/ <text:s text:c="5"/>\ <text:s text:c="6"/>/</text:p>
      <text:p text:style-name="Standard"><text:s text:c="7"/>\___/ <text:s text:c="7"/>\_____/^C</text:p>
      <text:p text:style-name="Standard">pocristiane@pcensino22:~/aula4$ sh print-logo.sh cobra</text:p>
      <text:p text:style-name="Standard">pocristiane@pcensino22:~/aula4$ gfortran cobra.f90</text:p>
      <text:p text:style-name="Standard">cobra.f90:1.7:</text:p>
      <text:p text:style-name="Standard"></text:p>
      <text:p text:style-name="Standard">print*,\ <text:s text:c="31"/>(_)(_) ")</text:p>
      <text:p text:style-name="Standard"><text:s text:c="7"/>1</text:p>
      <text:p text:style-name="Standard"><text:soft-page-break/>Error: Expected expression in PRINT statement at (1)</text:p>
      <text:p text:style-name="Standard">cobra.f90:2.7:</text:p>
      <text:p text:style-name="Standard"></text:p>
      <text:p text:style-name="Standard">print*,\ <text:s text:c="30"/>/ <text:s text:c="4"/>\ ")</text:p>
      <text:p text:style-name="Standard"><text:s text:c="7"/>1</text:p>
      <text:p text:style-name="Standard">Error: Expected expression in PRINT statement at (1)</text:p>
      <text:p text:style-name="Standard">cobra.f90:3.7:</text:p>
      <text:p text:style-name="Standard"></text:p>
      <text:p text:style-name="Standard">print*,\ <text:s text:c="29"/>/ <text:s text:c="6"/>| ")</text:p>
      <text:p text:style-name="Standard"><text:s text:c="7"/>1</text:p>
      <text:p text:style-name="Standard">Error: Expected expression in PRINT statement at (1)</text:p>
      <text:p text:style-name="Standard">cobra.f90:4.7:</text:p>
      <text:p text:style-name="Standard"></text:p>
      <text:p text:style-name="Standard">print*,\ <text:s text:c="28"/>/ <text:s text:c="2"/>\ <text:s/>* | ")</text:p>
      <text:p text:style-name="Standard"><text:s text:c="7"/>1</text:p>
      <text:p text:style-name="Standard">Error: Expected expression in PRINT statement at (1)</text:p>
      <text:p text:style-name="Standard">cobra.f90:5.7:</text:p>
      <text:p text:style-name="Standard"></text:p>
      <text:p text:style-name="Standard">print*,\ <text:s text:c="14"/>________ <text:s text:c="4"/>/ <text:s text:c="3"/>/\__/ ")</text:p>
      <text:p text:style-name="Standard"><text:s text:c="7"/>1</text:p>
      <text:p text:style-name="Standard">Error: Expected expression in PRINT statement at (1)</text:p>
      <text:p text:style-name="Standard">cobra.f90:6.7:</text:p>
      <text:p text:style-name="Standard"></text:p>
      <text:p text:style-name="Standard">print*,\ <text:s text:c="6"/>_ <text:s text:c="5"/>/ <text:s text:c="7"/>\ <text:s text:c="2"/>/ <text:s text:c="3"/>/ ")</text:p>
      <text:p text:style-name="Standard"><text:s text:c="7"/>1</text:p>
      <text:p text:style-name="Standard">Error: Expected expression in PRINT statement at (1)</text:p>
      <text:p text:style-name="Standard">cobra.f90:7.7:</text:p>
      <text:p text:style-name="Standard"></text:p>
      <text:p text:style-name="Standard">print*,\ <text:s text:c="5"/>/ \ <text:s text:c="3"/>/ <text:s/>____ <text:s text:c="3"/>\_/ <text:s text:c="3"/>/ ")</text:p>
      <text:p text:style-name="Standard"><text:s text:c="7"/>1</text:p>
      <text:p text:style-name="Standard">Error: Expected expression in PRINT statement at (1)</text:p>
      <text:p text:style-name="Standard">cobra.f90:8.7:</text:p>
      <text:p text:style-name="Standard"></text:p>
      <text:p text:style-name="Standard">print*,\ <text:s text:c="4"/>//\ \ <text:s/>/ <text:s/>/ <text:s text:c="3"/>\ <text:s text:c="8"/>/ ")</text:p>
      <text:p text:style-name="Standard"><text:s text:c="7"/>1</text:p>
      <text:p text:style-name="Standard">Error: Expected expression in PRINT statement at (1)</text:p>
      <text:p text:style-name="Standard">cobra.f90:9.7:</text:p>
      <text:p text:style-name="Standard"></text:p>
      <text:p text:style-name="Standard">print*,\ <text:s text:c="4"/>V <text:s/>\ \/ <text:s/>/ <text:s text:c="5"/>\ <text:s text:c="6"/>/ ")</text:p>
      <text:p text:style-name="Standard"><text:s text:c="7"/>1</text:p>
      <text:p text:style-name="Standard">Error: Expected expression in PRINT statement at (1)</text:p>
      <text:p text:style-name="Standard">cobra.f90:10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1.7:</text:p>
      <text:p text:style-name="Standard"></text:p>
      <text:p text:style-name="Standard">print*,\ <text:s text:c="2"/>")</text:p>
      <text:p text:style-name="Standard"><text:soft-page-break/><text:s text:c="7"/>1</text:p>
      <text:p text:style-name="Standard">Error: Expected expression in PRINT statement at (1)</text:p>
      <text:p text:style-name="Standard">cobra.f90:12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3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4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5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6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7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8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19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20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21.7:</text:p>
      <text:p text:style-name="Standard"></text:p>
      <text:p text:style-name="Standard"><text:soft-page-break/>print*,\ <text:s text:c="2"/>")</text:p>
      <text:p text:style-name="Standard"><text:s text:c="7"/>1</text:p>
      <text:p text:style-name="Standard">Error: Expected expression in PRINT statement at (1)</text:p>
      <text:p text:style-name="Standard">cobra.f90:22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23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24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cobra.f90:25.7:</text:p>
      <text:p text:style-name="Standard"></text:p>
      <text:p text:style-name="Standard">print*,\ <text:s text:c="2"/>")</text:p>
      <text:p text:style-name="Standard"><text:s text:c="7"/>1</text:p>
      <text:p text:style-name="Standard">Error: Expected expression in PRINT statement at (1)</text:p>
      <text:p text:style-name="Standard">Fatal Error: Error count reached limit of 25.</text:p>
      <text:p text:style-name="Standard">pocristiane@pcensino22:~/aula4$ jed print-logo.sh</text:p>
      <text:p text:style-name="Standard">pocristiane@pcensino22:~/aula4$ sh print-logo.sh cobra</text:p>
      <text:p text:style-name="Standard">pocristiane@pcensino22:~/aula4$ gfortran cobra.f90</text:p>
      <text:p text:style-name="Standard">pocristiane@pcensino22:~/aula4$ ./a.out</text:p>
      <text:p text:style-name="Standard"><text:s/><text:tab/> <text:s text:c="29"/>(_)(_)<text:tab/></text:p>
      <text:p text:style-name="Standard"><text:s/><text:tab/> <text:s text:c="28"/>/ <text:s text:c="4"/>\<text:tab/></text:p>
      <text:p text:style-name="Standard"><text:s/><text:tab/> <text:s text:c="27"/>/ <text:s text:c="6"/>|<text:tab/></text:p>
      <text:p text:style-name="Standard"><text:s/><text:tab/> <text:s text:c="26"/>/ <text:s text:c="2"/>\ <text:s/>* |<text:tab/></text:p>
      <text:p text:style-name="Standard"><text:s/><text:tab/> <text:s text:c="12"/>________ <text:s text:c="4"/>/ <text:s text:c="3"/>/\__/<text:tab/></text:p>
      <text:p text:style-name="Standard"><text:s/><text:tab/> <text:s text:c="4"/>_ <text:s text:c="5"/>/ <text:s text:c="7"/>\ <text:s text:c="2"/>/ <text:s text:c="3"/>/<text:tab/></text:p>
      <text:p text:style-name="Standard"><text:s/><text:tab/> <text:s text:c="3"/>/ \ <text:s text:c="3"/>/ <text:s/>____ <text:s text:c="3"/>\_/ <text:s text:c="3"/>/<text:tab/></text:p>
      <text:p text:style-name="Standard"><text:s/><text:tab/> <text:s text:c="2"/>//\ \ <text:s/>/ <text:s/>/ <text:s text:c="3"/>\ <text:s text:c="8"/>/<text:tab/></text:p>
      <text:p text:style-name="Standard"><text:s/><text:tab/> <text:s text:c="2"/>V <text:s/>\ \/ <text:s/>/ <text:s text:c="5"/>\ <text:s text:c="6"/>/<text:tab/></text:p>
      <text:p text:style-name="Standard">pocristiane@pcensino22:~/aula4$ </text:p>
      <text:p text:style-name="Standard">pocristiane@pcensino22:~/aula4$ sh print-logo.sh wolf</text:p>
      <text:p text:style-name="Standard">pocristiane@pcensino22:~/aula4$ gfortran wolf.90</text:p>
      <text:p text:style-name="Standard">gfortran: error: wolf.90: No such file or directory</text:p>
      <text:p text:style-name="Standard">pocristiane@pcensino22:~/aula4$ gfortran wolf.f90</text:p>
      <text:p text:style-name="Standard">pocristiane@pcensino22:~/aula4$ ./a.out</text:p>
      <text:p text:style-name="Standard"><text:s/><text:tab/>@@@@@@@@@@@@@@@@@@@@@@@@@@@@@@@@@@@@@@@@@@@@@@@@@@@@@@@@@@@@@<text:tab/></text:p>
      <text:p text:style-name="Standard"><text:s/><text:tab/>@@@@@@@@@@@@@@@@@@@@@@@'~~~ <text:s text:c="4"/>~~~`@@@@@@@@@@@@@@@@@@@@@@@@@<text:tab/></text:p>
      <text:p text:style-name="Standard"><text:soft-page-break/><text:s/><text:tab/>@@@@@@@@@@@@@@@@@@' <text:s text:c="20"/>`@@@@@@@@@@@@@@@@@@@@<text:tab/></text:p>
      <text:p text:style-name="Standard"><text:s/><text:tab/>@@@@@@@@@@@@@@@' <text:s text:c="26"/>`@@@@@@@@@@@@@@@@@<text:tab/></text:p>
      <text:p text:style-name="Standard"><text:s/><text:tab/>@@@@@@@@@@@@@' <text:s text:c="30"/>`@@@@@@@@@@@@@@@<text:tab/></text:p>
      <text:p text:style-name="Standard"><text:s/><text:tab/>@@@@@@@@@@@' <text:s text:c="34"/>`@@@@@@@@@@@@@<text:tab/></text:p>
      <text:p text:style-name="Standard"><text:s/><text:tab/>@@@@@@@@@@' <text:s text:c="36"/>`@@@@@@@@@@@@<text:tab/></text:p>
      <text:p text:style-name="Standard"><text:s/><text:tab/>@@@@@@@@@' <text:s text:c="38"/>`@@@@@@@@@@@<text:tab/></text:p>
      <text:p text:style-name="Standard"><text:s/><text:tab/>@@@@@@@@@ <text:s text:c="40"/>@@@@@@@@@@@<text:tab/></text:p>
      <text:p text:style-name="Standard"><text:s/><text:tab/>@@@@@@@@' <text:s text:c="21"/>n, <text:s text:c="16"/>`@@@@@@@@@@<text:tab/></text:p>
      <text:p text:style-name="Standard"><text:s/><text:tab/>@@@@@@@@ <text:s text:c="20"/>_/ | _ <text:s text:c="15"/>@@@@@@@@@@<text:tab/></text:p>
      <text:p text:style-name="Standard"><text:s/><text:tab/>@@@@@@@@ <text:s text:c="19"/>/' <text:s/>`'/ <text:s text:c="15"/>@@@@@@@@@@<text:tab/></text:p>
      <text:p text:style-name="Standard"><text:s/><text:tab/>@@@@@@@@a <text:s text:c="16"/>&lt;~ <text:s text:c="3"/>.' <text:s text:c="15"/>a@@@@@@@@@@<text:tab/></text:p>
      <text:p text:style-name="Standard"><text:s/><text:tab/>@@@@@@@@@ <text:s text:c="16"/>.' <text:s text:c="3"/>| <text:s text:c="16"/>@@@@@@@@@@@<text:tab/></text:p>
      <text:p text:style-name="Standard"><text:s/><text:tab/>@@@@@@@@@a <text:s text:c="13"/>_/ <text:s text:c="5"/>| <text:s text:c="15"/>a@@@@@@@@@@@<text:tab/></text:p>
      <text:p text:style-name="Standard"><text:s/><text:tab/>@@@@@@@@@@a <text:s text:c="10"/>_/ <text:s text:c="5"/>`.`. <text:s text:c="13"/>a@@@@@@@@@@@@<text:tab/></text:p>
      <text:p text:style-name="Standard"><text:s/><text:tab/>@@@@@@@@@@@a <text:s text:c="4"/>____/ ' <text:s text:c="2"/>\__ | |______ <text:s text:c="6"/>a@@@@@@@@@@@@@<text:tab/></text:p>
      <text:p text:style-name="Standard"><text:s/><text:tab/>@@@@@@@@@@@@@a__/___/ <text:s text:c="5"/>/__\ \ \ <text:s text:c="4"/>\___.a@@@@@@@@@@@@@@@<text:tab/></text:p>
      <text:p text:style-name="Standard"><text:s/><text:tab/>@@@@@@@@@@@@@/ <text:s/>(___.'\_______)\_|_| <text:s text:c="7"/>\@@@@@@@@@@@@@@@@<text:tab/></text:p>
      <text:p text:style-name="Standard">pocristiane@pcensino22:~/aula4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3-09T15:59:18</meta:creation-date>
    <dc:date>2016-03-09T17:20:16</dc:date>
    <dc:creator>Cristiane Oliveira</dc:creator>
    <meta:editing-duration>PT45M3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4" meta:paragraph-count="639" meta:word-count="1885" meta:character-count="18068" meta:non-whitespace-character-count="12665"/>
  </office:meta>
</office:document-meta>
</file>